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2.01pt"/>
    </style:style>
    <style:style style:name="co3" style:family="table-column">
      <style:table-column-properties fo:break-before="auto" style:column-width="367.46pt"/>
    </style:style>
    <style:style style:name="co4" style:family="table-column">
      <style:table-column-properties fo:break-before="auto" style:column-width="326.4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ext-properties fo:color="#00cc00" style:font-name="XB Tabriz" fo:font-size="14pt" style:font-size-asian="14pt" style:font-name-complex="XB Tabriz" style:font-size-complex="14pt"/>
    </style:style>
    <style:style style:name="ce3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7" style:family="table-cell" style:parent-style-name="Default">
      <style:table-cell-properties fo:background-color="#ccff00"/>
      <style:text-properties style:font-name="XB Tabriz" fo:font-size="14pt" style:font-size-asian="14pt" style:font-name-complex="XB Tabriz" style:font-size-complex="14pt"/>
    </style:style>
    <style:style style:name="ce38" style:family="table-cell" style:parent-style-name="Default">
      <style:table-cell-properties fo:background-color="#ff66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7.09pt" svg:y="16076.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349.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2">
          <table:table-cell office:value-type="string" calcext:value-type="string">
            <text:p>determinacy, indeterminacy</text:p>
          </table:table-cell>
          <table:table-cell table:style-name="ce9" office:value-type="string" calcext:value-type="string">
            <text:p>تعیینیت، عدم تعیینیت</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3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8">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3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3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1024"/>
        </table:table-row>
        <table:table-row table:style-name="ro2" table:number-rows-repeated="104545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5">00/00/0000</text:date>, <text:time style:data-style-name="N2" text:time-value="10:39:15.600263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2-15T11:54:57.487443156</dc:date>
    <meta:editing-duration>P90DT14H8M52S</meta:editing-duration>
    <meta:editing-cycles>3976</meta:editing-cycles>
    <meta:generator>LibreOffice/5.1.6.2$Linux_X86_64 LibreOffice_project/10m0$Build-2</meta:generator>
    <meta:document-statistic meta:table-count="3" meta:cell-count="65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